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hat simplifications can be made to wsdl/xsd definitions for creation of new services? <text:s/>Or</text:p>
      <text:p text:style-name="Standard">in the case of consuming an existing service that has a broken definition? <text:s/>In other words,</text:p>
      <text:p text:style-name="Standard">an alternative DSL for specification of compatible soap services.</text:p>
      <text:p text:style-name="Standard"/>
      <text:p text:style-name="Standard">All enterprise services will be defined as soap, using doc/literal encoding. <text:s/>This assumption</text:p>
      <text:p text:style-name="Standard">means an immediate savings can be made by eliminating all alternatives from the DSL.</text:p>
      <text:p text:style-name="Standard"/>
      <text:p text:style-name="Standard">I think a large conceptual problem with wsdl and xsd is the "russian doll" pattern. <text:s/>I don't </text:p>
      <text:p text:style-name="Standard">understand this problem well enough to assert that it is unecessary, but it sure seems like</text:p>
      <text:p text:style-name="Standard">when compilers and interpreters were lame and required all forward references to be declared.</text:p>
      <text:p text:style-name="Standard">It's a usability problem because, un-nesting the concepts requires a mental mapping from that</text:p>
      <text:p text:style-name="Standard">point forward. <text:s/>That's actually 2 problems, one at the time you start refactoring it, and </text:p>
      <text:p text:style-name="Standard">another each time you attempt to read it.</text:p>
      <text:p text:style-name="Standard"/>
      <text:p text:style-name="Standard">The problem is best illustrated with an example:</text:p>
      <text:p text:style-name="Standard"/>
      <text:p text:style-name="Standard"><text:tab/>"a" is composed of "b" and "c".</text:p>
      <text:p text:style-name="Standard"><text:tab/>"b" is composed of "first name" and "last name"</text:p>
      <text:p text:style-name="Standard"><text:tab/>"c" is composed of "e"</text:p>
      <text:p text:style-name="Standard"><text:tab/>"e" is composed of "date of birth"</text:p>
      <text:p text:style-name="Standard"/>
      <text:p text:style-name="Standard">rather than:</text:p>
      <text:p text:style-name="Standard"/>
      <text:p text:style-name="Standard"><text:tab/>"a" is composed of "first name, last name, date of birth"</text:p>
      <text:p text:style-name="Standard"/>
      <text:p text:style-name="Standard">A WSDL defines a specification for an interface, it has a domain model (with implementations</text:p>
      <text:p text:style-name="Standard">in Java, Ruby, etc).</text:p>
      <text:p text:style-name="Standard"/>
      <text:p text:style-name="Standard">The atomic unit is an _operation_. <text:s/>Operations have a name and an exchange pattern (in-out, in-only, out-only),</text:p>
      <text:p text:style-name="Standard">as well as an input message, output message, fault messages. <text:s/>The in/out defines whether in or out or both are </text:p>
      <text:p text:style-name="Standard">defined.</text:p>
      <text:p text:style-name="Standard"/>
      <text:p text:style-name="Standard">To model this in, say, Java, would require to define the input/output as an interface or class, and then</text:p>
      <text:p text:style-name="Standard">declare the operation as a function using that ... so almost the russian-doll syndrome again. <text:s/></text:p>
      <text:p text:style-name="Standard"/>
      <text:p text:style-name="Standard">Most of the schemas we build use "OperationRequest", and "OperationResponse" as the complex type</text:p>
      <text:p text:style-name="Standard">names ... so there is no value-add to separation the declaration.</text:p>
      <text:p text:style-name="Standard"/>
      <text:p text:style-name="Standard">Forget syntax, but semantically it would look something like this:</text:p>
      <text:p text:style-name="Standard"/>
      <text:p text:style-name="Standard">operation-name:</text:p>
      <text:p text:style-name="Standard"><text:tab/>input:</text:p>
      <text:p text:style-name="Standard"><text:tab/><text:tab/>input-schema-definition</text:p>
      <text:p text:style-name="Standard"><text:tab/>output:</text:p>
      <text:p text:style-name="Standard"><text:tab/><text:tab/>output-schema-definition</text:p>
      <text:p text:style-name="Standard"><text:tab/>fault:</text:p>
      <text:p text:style-name="Standard"><text:tab/><text:tab/>fault-schema-definition</text:p>
      <text:p text:style-name="Standard"/>
      <text:p text:style-name="Standard">A full interface definition would be something like this:</text:p>
      <text:p text:style-name="Standard"/>
      <text:p text:style-name="Standard">service-name:</text:p>
      <text:p text:style-name="Standard"><text:tab/>common-types:</text:p>
      <text:p text:style-name="Standard"><text:tab/><text:tab/>schema-types</text:p>
      <text:p text:style-name="Standard"><text:tab/></text:p>
      <text:p text:style-name="Standard"><text:tab/>port-name:</text:p>
      <text:p text:style-name="Standard"><text:tab/><text:tab/>operation-name</text:p>
      <text:p text:style-name="Standard"><text:tab/><text:tab/><text:tab/>input, output, fault</text:p>
      <text:p text:style-name="Standard"><text:tab/><text:tab/></text:p>
      <text:p text:style-name="Standard">Remember this is a DSL, which means it's being used to generate WSDL. <text:s/>So ... you don't </text:p>
      <text:p text:style-name="Standard">want to use a compiled language to build the DSL. <text:s/>That would require that you first</text:p>
      <text:p text:style-name="Standard">compile before you convert. <text:s/>Unless you can do it without compiling, eg you use Java</text:p>
      <text:p text:style-name="Standard">syntax but don't actually compile first. <text:s/>It's probably easier to either make a custom</text:p>
      <text:p text:style-name="Standard">DSL, or use Ruby or some other scripting language. <text:s/>It's a DSL, so in the end it's an</text:p>
      <text:p text:style-name="Standard">object graph that can be traversed in order to generate WSDL.</text:p>
      <text:p text:style-name="Standard"/>
      <text:p text:style-name="Standard">A primary goal of this is to leverage XSD types directly, so I don't want to actually</text:p>
      <text:p text:style-name="Standard">use native Java or Ruby data types ... ONLY the xml schema types. <text:s/>And there are already</text:p>
      <text:p text:style-name="Standard">languages for defining xml schemas (xsd and relaxng), so one of those should be used.</text:p>
      <text:p text:style-name="Standard">Obviously I vote for relaxng-compact.</text:p>
      <text:p text:style-name="Standard"/>
      <text:p text:style-name="Standard">Time to try put it all together:</text:p>
      <text:p text:style-name="Standard"/>
      <text:p text:style-name="Preformatted_20_Text"><text:span text:style-name="Source_20_Text">service "Score" {</text:span></text:p>
      <text:p text:style-name="Preformatted_20_Text"><text:span text:style-name="Source_20_Text"/></text:p>
      <text:p text:style-name="Preformatted_20_Text"><text:span text:style-name="Source_20_Text"><text:tab/>types {</text:span></text:p>
      <text:p text:style-name="Preformatted_20_Text"><text:span text:style-name="Source_20_Text"><text:tab/><text:tab/># use relax-ng here</text:span></text:p>
      <text:p text:style-name="Preformatted_20_Text"><text:span text:style-name="Source_20_Text"><text:tab/>}</text:span></text:p>
      <text:p text:style-name="Preformatted_20_Text"><text:span text:style-name="Source_20_Text"><text:tab/></text:span></text:p>
      <text:p text:style-name="Preformatted_20_Text"><text:span text:style-name="Source_20_Text"><text:tab/># </text:span></text:p>
      <text:p text:style-name="Preformatted_20_Text"><text:span text:style-name="Source_20_Text"><text:tab/># Port without a name ... the "default" port?</text:span></text:p>
      <text:p text:style-name="Preformatted_20_Text"><text:span text:style-name="Source_20_Text"><text:tab/>#</text:span></text:p>
      <text:p text:style-name="Preformatted_20_Text"><text:span text:style-name="Source_20_Text"><text:tab/>port "ScorePortRequests" {</text:span></text:p>
      <text:p text:style-name="Preformatted_20_Text"><text:span text:style-name="Source_20_Text"><text:tab/><text:tab/>operation "GetScores" {</text:span></text:p>
      <text:p text:style-name="Preformatted_20_Text"><text:span text:style-name="Source_20_Text"><text:tab/><text:tab/></text:span></text:p>
      <text:p text:style-name="Preformatted_20_Text"><text:span text:style-name="Source_20_Text"><text:tab/><text:tab/><text:tab/>#</text:span></text:p>
      <text:p text:style-name="Preformatted_20_Text"><text:span text:style-name="Source_20_Text"><text:tab/><text:tab/><text:tab/># A message with no name ... default "GetScoresRequest"?</text:span></text:p>
      <text:p text:style-name="Preformatted_20_Text"><text:span text:style-name="Source_20_Text"><text:tab/><text:tab/><text:tab/>#</text:span></text:p>
      <text:p text:style-name="Preformatted_20_Text"><text:span text:style-name="Source_20_Text"><text:tab/><text:tab/><text:tab/>receive {</text:span></text:p>
      <text:p text:style-name="Preformatted_20_Text"><text:span text:style-name="Source_20_Text"><text:tab/><text:tab/><text:tab/></text:span></text:p>
      <text:p text:style-name="Preformatted_20_Text"><text:span text:style-name="Source_20_Text"><text:tab/><text:tab/><text:tab/>}</text:span></text:p>
      <text:p text:style-name="Preformatted_20_Text"><text:span text:style-name="Source_20_Text"><text:tab/><text:tab/><text:tab/></text:span></text:p>
      <text:p text:style-name="Preformatted_20_Text"><text:span text:style-name="Source_20_Text"><text:tab/><text:tab/><text:tab/>return {</text:span></text:p>
      <text:p text:style-name="Preformatted_20_Text"><text:span text:style-name="Source_20_Text"><text:tab/><text:tab/><text:tab/><text:tab/>element scores {</text:span></text:p>
      <text:p text:style-name="Preformatted_20_Text"><text:span text:style-name="Source_20_Text"><text:tab/><text:tab/><text:tab/><text:tab/><text:tab/>element score {</text:span></text:p>
      <text:p text:style-name="Preformatted_20_Text"><text:span text:style-name="Source_20_Text"><text:tab/><text:tab/><text:tab/><text:tab/><text:tab/><text:tab/>element name { text }</text:span></text:p>
      <text:p text:style-name="Preformatted_20_Text"><text:span text:style-name="Source_20_Text"><text:tab/><text:tab/><text:tab/><text:tab/><text:tab/><text:tab/>element score { int }</text:span></text:p>
      <text:p text:style-name="Preformatted_20_Text"><text:span text:style-name="Source_20_Text"><text:tab/><text:tab/><text:tab/><text:tab/><text:tab/>}*</text:span></text:p>
      <text:p text:style-name="Preformatted_20_Text"><text:span text:style-name="Source_20_Text"><text:tab/><text:tab/><text:tab/><text:tab/>}</text:span></text:p>
      <text:p text:style-name="Preformatted_20_Text"><text:span text:style-name="Source_20_Text"><text:tab/><text:tab/><text:tab/>}</text:span></text:p>
      <text:p text:style-name="Preformatted_20_Text"><text:span text:style-name="Source_20_Text"><text:tab/><text:tab/><text:tab/></text:span></text:p>
      <text:p text:style-name="Preformatted_20_Text"><text:span text:style-name="Source_20_Text"><text:tab/><text:tab/><text:tab/>fault {</text:span></text:p>
      <text:p text:style-name="Preformatted_20_Text"><text:span text:style-name="Source_20_Text"><text:tab/><text:tab/><text:tab/><text:tab/># empty, could just leave it out</text:span></text:p>
      <text:p text:style-name="Preformatted_20_Text"><text:span text:style-name="Source_20_Text"><text:tab/><text:tab/><text:tab/>}</text:span></text:p>
      <text:p text:style-name="Preformatted_20_Text"><text:span text:style-name="Source_20_Text"><text:tab/><text:tab/>}</text:span></text:p>
      <text:p text:style-name="Preformatted_20_Text"><text:span text:style-name="Source_20_Text"><text:tab/>}</text:span></text:p>
      <text:p text:style-name="Preformatted_20_Text"><text:span text:style-name="Source_20_Text">}</text:span></text:p>
      <text:p text:style-name="Preformatted_20_Text"><text:span text:style-name="Source_20_Text"/></text:p>
      <text:p text:style-name="Standard"/>
      <text:p text:style-name="Standard">THOUGHTS</text:p>
      <text:p text:style-name="Standard"><text:s/>* The nested braces match the relax-ng compact syntax nicely</text:p>
      <text:p text:style-name="Standard"><text:s/></text:p>
      <text:p text:style-name="Standard">== BNF ==</text:p>
      <text:p text:style-name="Standard"/>
      <text:p text:style-name="Preformatted_20_Text">service:<text:tab/><text:tab/>"service" name "{" (types | port)* "}"</text:p>
      <text:p text:style-name="Preformatted_20_Text">name:<text:tab/><text:tab/>identifier | quotedIdentifier</text:p>
      <text:p text:style-name="Preformatted_20_Text">types:<text:tab/><text:tab/>"types" relaxBlock</text:p>
      <text:p text:style-name="Preformatted_20_Text">identifier:<text:tab/>[az_][a-zA-Z_:.]*</text:p>
      <text:p text:style-name="Preformatted_20_Text">quotedIdentifier:<text:tab/>singleOrDoubleQuote char* singleOrDoubleQuote</text:p>
      <text:p text:style-name="Preformatted_20_Text">port:<text:tab/><text:tab/>"port" name? "{" operation* "}"</text:p>
      <text:p text:style-name="Preformatted_20_Text">operation:<text:tab/>"operation" name "{" receive? return? fault? "}"</text:p>
      <text:p text:style-name="Preformatted_20_Text">receive:<text:tab/><text:tab/>"receive" name? relaxBlock</text:p>
      <text:p text:style-name="Preformatted_20_Text">return:<text:tab/><text:tab/>"return" name? relaxBlock</text:p>
      <text:p text:style-name="Preformatted_20_Text">fault:<text:tab/><text:tab/>"fault" relaxBlock</text:p>
      <text:p text:style-name="Preformatted_20_Text">relaxBlock:<text:tab/>"{" relax "}"</text:p>
      <text:p text:style-name="Preformatted_20_Text">relax:<text:tab/><text:tab/>?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12-08T15:37:43</meta:creation-date>
    <dc:creator>Jason Sando</dc:creator>
    <dc:date>2007-12-08T15:39:31</dc:date>
    <dc:language>en-US</dc:language>
    <meta:editing-cycles>2</meta:editing-cycles>
    <meta:editing-duration>PT1M4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104" meta:word-count="620" meta:character-count="3958"/>
  </office:meta>
</office:document-meta>
</file>